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1" draw:id="id1">
            <draw:rect draw:style-name="gr1" draw:text-style-name="P1" draw:layer="layout" svg:width="3.81cm" svg:height="1.016cm" svg:x="11.684cm" svg:y="8.382cm">
              <text:p text:style-name="P1"><text:span text:style-name="T1">ft_call_record</text:span></text:p>
            </draw:rect>
            <draw:rect draw:style-name="gr1" draw:text-style-name="P1" draw:layer="layout" svg:width="3.81cm" svg:height="3.556cm" svg:x="11.684cm" svg:y="9.398cm">
              <text:p/>
            </draw:rect>
          </draw:g>
          <draw:g xml:id="id4" draw:id="id4">
            <draw:rect draw:style-name="gr1" draw:text-style-name="P1" draw:layer="layout" svg:width="3.81cm" svg:height="1.016cm" svg:x="19.812cm" svg:y="4.318cm">
              <text:p text:style-name="P1"><text:span text:style-name="T1">d_date</text:span></text:p>
            </draw:rect>
            <draw:rect draw:style-name="gr1" draw:text-style-name="P1" draw:layer="layout" svg:width="3.81cm" svg:height="3.556cm" svg:x="19.812cm" svg:y="5.334cm">
              <text:p/>
            </draw:rect>
          </draw:g>
          <draw:g xml:id="id2" draw:id="id2">
            <draw:rect draw:style-name="gr1" draw:text-style-name="P1" draw:layer="layout" svg:width="3.81cm" svg:height="1.016cm" svg:x="4.064cm" svg:y="4.318cm">
              <text:p text:style-name="P1"><text:span text:style-name="T1">d_call_type</text:span></text:p>
            </draw:rect>
            <draw:rect draw:style-name="gr1" draw:text-style-name="P1" draw:layer="layout" svg:width="3.81cm" svg:height="3.556cm" svg:x="4.064cm" svg:y="5.334cm">
              <text:p/>
            </draw:rect>
          </draw:g>
          <draw:g xml:id="id5" draw:id="id5">
            <draw:rect draw:style-name="gr1" draw:text-style-name="P1" draw:layer="layout" svg:width="3.81cm" svg:height="1.016cm" svg:x="19.812cm" svg:y="11.684cm">
              <text:p text:style-name="P1"><text:span text:style-name="T1">d_customer</text:span></text:p>
            </draw:rect>
            <draw:rect draw:style-name="gr1" draw:text-style-name="P1" draw:layer="layout" svg:width="3.81cm" svg:height="3.556cm" svg:x="19.812cm" svg:y="12.7cm">
              <text:p/>
            </draw:rect>
          </draw:g>
          <draw:g xml:id="id3" draw:id="id3">
            <draw:rect draw:style-name="gr1" draw:text-style-name="P1" draw:layer="layout" svg:width="6.096cm" svg:height="1.016cm" svg:x="2.794cm" svg:y="11.684cm">
              <text:p text:style-name="P1"><text:span text:style-name="T1">d_customer_service_rep</text:span></text:p>
            </draw:rect>
            <draw:rect draw:style-name="gr1" draw:text-style-name="P1" draw:layer="layout" svg:width="6.096cm" svg:height="3.556cm" svg:x="2.794cm" svg:y="12.7cm">
              <text:p/>
            </draw:rect>
          </draw:g>
          <draw:connector draw:style-name="gr2" draw:text-style-name="P2" draw:layer="layout" draw:line-skew="0.127cm" svg:x1="11.684cm" svg:y1="10.668cm" svg:x2="7.874cm" svg:y2="6.604cm" draw:start-shape="id1" draw:start-glue-point="3" draw:end-shape="id2" svg:d="M11684 10668h-1778v-4064h-2032">
            <text:p/>
          </draw:connector>
          <draw:connector draw:style-name="gr2" draw:text-style-name="P2" draw:layer="layout" draw:line-skew="-0.381cm" svg:x1="11.684cm" svg:y1="10.668cm" svg:x2="8.89cm" svg:y2="13.97cm" draw:start-shape="id1" draw:start-glue-point="3" draw:end-shape="id3" svg:d="M11684 10668h-1778v3302h-1016">
            <text:p/>
          </draw:connector>
          <draw:connector draw:style-name="gr2" draw:text-style-name="P2" draw:layer="layout" svg:x1="15.494cm" svg:y1="10.668cm" svg:x2="19.812cm" svg:y2="6.604cm" draw:start-shape="id1" draw:start-glue-point="1" draw:end-shape="id4" draw:end-glue-point="3" svg:d="M15494 10668h2159v-4064h2159">
            <text:p/>
          </draw:connector>
          <draw:connector draw:style-name="gr2" draw:text-style-name="P2" draw:layer="layout" svg:x1="15.494cm" svg:y1="10.668cm" svg:x2="19.812cm" svg:y2="13.97cm" draw:start-shape="id1" draw:start-glue-point="1" draw:end-shape="id5" svg:d="M15494 10668h2159v3302h2159">
            <text:p/>
          </draw:connector>
          <draw:frame draw:style-name="gr3" draw:layer="layout" svg:width="5.811cm" svg:height="2.149cm" svg:x="10.668cm" svg:y="2.794cm">
            <draw:text-box>
              <text:p>Call Center Quality</text:p>
              <text:p text:style-name="P2">Data Warehouse</text:p>
              <text:p text:style-name="P2"><text:span text:style-name="T2">2016-02-07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 O</meta:initial-creator>
    <meta:creation-date>2016-02-07T11:54:17.95</meta:creation-date>
    <meta:editing-duration>PT2M33S</meta:editing-duration>
    <meta:editing-cycles>2</meta:editing-cycles>
    <dc:date>2016-02-07T12:12:12.62</dc:date>
    <dc:creator>Steve O</dc:creator>
    <meta:document-statistic meta:object-count="44"/>
    <meta:generator>OpenOffice/4.1.2$Win32 OpenOffice.org_project/412m3$Build-9782</meta:generator>
  </office:meta>
</office:document-meta>
</file>